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6.019cm" fo:min-width="9.145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03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solid" svg:stroke-width="0.035cm" svg:stroke-color="#000000" draw:stroke-linejoin="miter" draw:fill="solid" draw:fill-color="#deebf7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solid" svg:stroke-width="0.035cm" svg:stroke-color="#000000" draw:stroke-linejoin="miter" draw:fill="solid" draw:fill-color="#fbe5d6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714cm" fo:min-width="3.978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35cm" svg:stroke-color="#000000" draw:stroke-linejoin="miter" draw:fill="solid" draw:fill-color="#e2f0d9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dash" draw:stroke-dash="Dashed_20__28_var_29__20_4" svg:stroke-width="0.035cm" svg:stroke-color="#000000" draw:stroke-linejoin="miter" draw:fill="none" draw:textarea-vertical-align="middle" draw:auto-grow-height="false" draw:fit-to-size="false" style:shrink-to-fit="false" fo:min-height="3.83cm" fo:min-width="4.493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TITLE_5f_AND_5f_BODY-notes" style:list-style-name="L2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style:font-name="Liberation Sans1" fo:font-size="14pt"/>
    </style:style>
    <style:style style:name="P2" style:family="paragraph">
      <loext:graphic-properties draw:fill="none"/>
      <style:paragraph-properties fo:text-align="start"/>
      <style:text-properties style:font-name="Liberation Sans1"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5" style:family="paragraph">
      <loext:graphic-properties draw:fill="solid" draw:fill-color="#deebf7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6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0.5pt" style:font-size-asian="10.5pt" style:font-size-complex="10.5pt"/>
    </style:style>
    <style:style style:name="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9" style:family="paragraph">
      <loext:graphic-properties draw:fill="solid" draw:fill-color="#fbe5d6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2" style:family="paragraph">
      <loext:graphic-properties draw:fill="solid" draw:fill-color="#e2f0d9"/>
      <style:paragraph-properties fo:margin-left="0cm" fo:margin-right="0cm" fo:margin-top="0cm" fo:margin-bottom="0cm" fo:line-height="100%" fo:text-align="center" fo:text-indent="0cm" style:writing-mode="lr-tb" style:font-independent-line-spacing="true">
        <style:tab-stops>
          <style:tab-stop style:position="0cm"/>
        </style:tab-stops>
      </style:paragraph-properties>
      <style:text-properties style:font-name="Liberation Sans1" fo:font-size="14pt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1" fo:font-size="10pt" fo:letter-spacing="normal" fo:font-style="normal" style:text-underline-style="none" fo:font-weight="normal" style:font-name-asian="Calibri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3" style:family="text">
      <style:text-properties fo:font-variant="normal" fo:text-transform="none" fo:color="#1155cc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Sans1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libri" fo:font-size="9pt" fo:letter-spacing="normal" fo:font-style="normal" style:text-underline-style="none" fo:font-weight="normal" style:font-name-asian="Calibri" style:font-size-asian="9pt" style:font-style-asian="normal" style:font-weight-asian="normal" style:font-name-complex="Calibri" style:font-size-complex="9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alibri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font-variant="normal" fo:text-transform="none" fo:color="#538135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8" style:family="text">
      <style:text-properties fo:font-variant="normal" fo:text-transform="none" fo:color="#1155cc" style:text-line-through-style="none" style:text-line-through-type="none" style:text-position="0% 100%" style:font-name="Liberation Sans1" fo:font-size="12pt" fo:letter-spacing="normal" fo:font-style="normal" style:text-underline-style="none" fo:font-weight="bold" style:font-name-asian="Courier New" style:font-size-asian="12pt" style:font-style-asian="normal" style:font-weight-asian="bold" style:font-name-complex="Courier New" style:font-size-complex="12pt" style:font-style-complex="normal" style:font-weight-complex="bold"/>
    </style:style>
    <style:style style:name="T9" style:family="text">
      <style:text-properties fo:font-variant="normal" fo:text-transform="none" fo:color="#1155cc" style:text-line-through-style="none" style:text-line-through-type="none" style:text-position="0% 100%" style:font-name="Liberation Sans1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5f_AND_5f_BODY" presentation:presentation-page-layout-name="AL1T1">
        <draw:custom-shape draw:name="Google Shape;63;p14" draw:style-name="gr1" draw:text-style-name="P1" draw:layer="layout" svg:width="9.652cm" svg:height="6.526cm" svg:x="9.464cm" svg:y="2.87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oogle Shape;64;p14">
          <draw:custom-shape draw:name="Google Shape;65;p14" draw:style-name="gr2" draw:text-style-name="P2" draw:layer="layout" svg:width="3.896cm" svg:height="0.001cm" svg:x="14.789cm" svg:y="6.24cm">
            <text:p/>
            <draw:enhanced-geometry draw:mirror-horizontal="true" draw:mirror-vertical="false" svg:viewBox="0 0 21600 21600" draw:type="mso-spt32" draw:enhanced-path="M 0 0 L 21600 21600 N"/>
          </draw:custom-shape>
          <draw:g draw:name="Google Shape;66;p14">
            <draw:custom-shape draw:name="Google Shape;89;p14" draw:style-name="gr2" draw:text-style-name="P2" draw:layer="layout" svg:width="3.749cm" svg:height="2.643cm" draw:transform="rotate (-3.14159265358979) translate (13.654cm 9.299cm)">
              <text:p/>
              <draw:enhanced-geometry draw:mirror-horizontal="true" draw:mirror-vertical="false" svg:viewBox="0 0 21600 21600" draw:type="mso-spt32" draw:enhanced-path="M 0 0 L 21600 21600 N"/>
            </draw:custom-shape>
            <draw:g draw:name="Google Shape;67;p14">
              <draw:custom-shape draw:name="Google Shape;68;p14" draw:style-name="gr3" draw:text-style-name="P1" draw:layer="layout" svg:width="4.91cm" svg:height="4.337cm" svg:x="4.2cm" svg:y="2.90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69;p14" draw:style-name="gr4" draw:text-style-name="P4" draw:layer="layout" svg:width="2.864cm" svg:height="1.032cm" svg:x="4.332cm" svg:y="3.123cm">
                <text:p text:style-name="P3"><text:span text:style-name="T1">Client-A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0;p14" draw:style-name="gr4" draw:text-style-name="P4" draw:layer="layout" svg:width="2.861cm" svg:height="1.032cm" svg:x="4.332cm" svg:y="5.584cm">
                <text:p text:style-name="P3"><text:span text:style-name="T1">Client-A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1;p14" draw:style-name="gr5" draw:text-style-name="P5" draw:layer="layout" svg:width="2.861cm" svg:height="1.032cm" svg:x="6.159cm" svg:y="4.325cm">
                <text:p text:style-name="P3"><text:span text:style-name="T1">Server-A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72;p14" draw:style-name="gr6" draw:text-style-name="P6" draw:layer="layout" svg:width="2.476cm" svg:height="1.032cm" svg:x="7.785cm" svg:y="2.372cm">
                <text:p text:style-name="P3"><text:span text:style-name="T1">Gateway-A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73;p14" draw:style-name="gr7" draw:text-style-name="P8" draw:layer="layout" svg:width="2.152cm" svg:height="0.617cm" svg:x="4.392cm" svg:y="4.047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4;p14" draw:style-name="gr7" draw:text-style-name="P8" draw:layer="layout" svg:width="2.152cm" svg:height="0.617cm" svg:x="4.392cm" svg:y="6.535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5;p14" draw:style-name="gr7" draw:text-style-name="P8" draw:layer="layout" svg:width="2.476cm" svg:height="0.617cm" svg:x="6.72cm" svg:y="5.287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6;p14" draw:style-name="gr7" draw:text-style-name="P8" draw:layer="layout" svg:width="2.152cm" svg:height="0.617cm" svg:x="7.213cm" svg:y="3.349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77;p14" draw:style-name="gr7" draw:text-style-name="P8" draw:layer="layout" svg:width="3.392cm" svg:height="0.737cm" svg:x="4.098cm" svg:y="2.25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g draw:name="Google Shape;78;p14">
              <draw:custom-shape draw:name="Google Shape;79;p14" draw:style-name="gr8" draw:text-style-name="P1" draw:layer="layout" svg:width="4.485cm" svg:height="4.221cm" svg:x="19.426cm" svg:y="6.154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0;p14" draw:style-name="gr4" draw:text-style-name="P4" draw:layer="layout" svg:width="2.654cm" svg:height="1.032cm" svg:x="21.176cm" svg:y="7.154cm">
                <text:p text:style-name="P3"><text:span text:style-name="T4">Server-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1;p14" draw:style-name="gr4" draw:text-style-name="P4" draw:layer="layout" svg:width="2.654cm" svg:height="1.032cm" svg:x="21.176cm" svg:y="8.754cm">
                <text:p text:style-name="P3"><text:span text:style-name="T5">Server-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82;p14" draw:style-name="gr6" draw:text-style-name="P9" draw:layer="layout" svg:width="2.332cm" svg:height="1.032cm" svg:x="17.957cm" svg:y="5.651cm">
                <text:p text:style-name="P3"><text:span text:style-name="T4">Gateway-S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83;p14" draw:style-name="gr7" draw:text-style-name="P8" draw:layer="layout" svg:width="3.014cm" svg:height="0.619cm" svg:x="20.897cm" svg:y="8.108cm">
                <text:p text:style-name="P7"><text:span text:style-name="T2">172.48.48.5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4;p14" draw:style-name="gr7" draw:text-style-name="P8" draw:layer="layout" svg:width="3.014cm" svg:height="0.619cm" svg:x="19.308cm" svg:y="6.685cm">
                <text:p text:style-name="P7"><text:span text:style-name="T2">172.48.48.4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5;p14" draw:style-name="gr7" draw:text-style-name="P8" draw:layer="layout" svg:width="3.283cm" svg:height="0.735cm" svg:x="21.023cm" svg:y="9.698cm">
                <text:p text:style-name="P7"><text:span text:style-name="T2">172.48.48.5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86;p14" draw:style-name="gr7" draw:text-style-name="P11" draw:layer="layout" svg:width="4.067cm" svg:height="0.824cm" svg:x="20.01cm" svg:y="5.533cm">
                <text:p text:style-name="P10"><text:span text:style-name="T3">172.48.48.48/28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  <draw:custom-shape draw:name="Google Shape;87;p14" draw:style-name="gr9" draw:text-style-name="P12" draw:layer="layout" svg:width="2.332cm" svg:height="1.032cm" svg:x="12.425cm" svg:y="5.651cm">
              <text:p text:style-name="P3"><text:span text:style-name="T6">Router</text:span></text:p>
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logheight+0-?f2 "/>
                <draw:equation draw:name="f5" draw:formula="?f2 *29289/100000"/>
                <draw:equation draw:name="f6" draw:formula="logwidth+0-?f5 "/>
                <draw:equation draw:name="f7" draw:formula="logheight+0-?f5 "/>
                <draw:equation draw:name="f8" draw:formula="logwidth/2"/>
                <draw:equation draw:name="f9" draw:formula="logheight/2"/>
                <draw:equation draw:name="f10" draw:formula="logheight"/>
                <draw:equation draw:name="f11" draw:formula="logwidth"/>
                <draw:equation draw:name="f12" draw:formula="(10800000)/60000.0"/>
                <draw:equation draw:name="f13" draw:formula="(5400000)/60000.0"/>
                <draw:equation draw:name="f14" draw:formula="(16200000)/60000.0"/>
                <draw:equation draw:name="f15" draw:formula="(5400000)/60000.0"/>
                <draw:equation draw:name="f16" draw:formula="(0)/60000.0"/>
                <draw:equation draw:name="f17" draw:formula="(5400000)/60000.0"/>
                <draw:equation draw:name="f18" draw:formula="(5400000)/60000.0"/>
                <draw:equation draw:name="f19" draw:formula="(5400000)/60000.0"/>
                <draw:handle draw:handle-position="?f2 0" draw:handle-range-x-maximum="50000" draw:handle-range-x-minimum="0"/>
              </draw:enhanced-geometry>
            </draw:custom-shape>
            <draw:custom-shape draw:name="Google Shape;88;p14" draw:style-name="gr2" draw:text-style-name="P2" draw:layer="layout" svg:width="3.283cm" svg:height="2.762cm" svg:x="10.262cm" svg:y="2.889cm">
              <text:p/>
              <draw:enhanced-geometry draw:mirror-horizontal="false" draw:mirror-vertical="false" svg:viewBox="0 0 21600 21600" draw:type="mso-spt32" draw:enhanced-path="M 0 0 L 21600 21600 N"/>
            </draw:custom-shape>
            <draw:custom-shape draw:name="Google Shape;90;p14" draw:style-name="gr7" draw:text-style-name="P8" draw:layer="layout" svg:width="2.863cm" svg:height="0.619cm" svg:x="10.357cm" svg:y="8.747cm">
              <text:p text:style-name="P7"><text:span text:style-name="T2">172.18.18.18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1;p14" draw:style-name="gr7" draw:text-style-name="P8" draw:layer="layout" svg:width="2.863cm" svg:height="0.617cm" svg:x="10.556cm" svg:y="2.758cm">
              <text:p text:style-name="P7"><text:span text:style-name="T2">172.16.16.16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2;p14" draw:style-name="gr7" draw:text-style-name="P8" draw:layer="layout" svg:width="2.861cm" svg:height="0.617cm" svg:x="10.353cm" svg:y="5.058cm">
              <text:p text:style-name="P7"><text:span text:style-name="T7">172.16.16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3;p14" draw:style-name="gr7" draw:text-style-name="P8" draw:layer="layout" svg:width="2.67cm" svg:height="0.617cm" svg:x="10.35cm" svg:y="6.733cm">
              <text:p text:style-name="P7"><text:span text:style-name="T7">172.18.18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4;p14" draw:style-name="gr7" draw:text-style-name="P8" draw:layer="layout" svg:width="2.861cm" svg:height="0.619cm" svg:x="14.582cm" svg:y="6.241cm">
              <text:p text:style-name="P7"><text:span text:style-name="T7">172.30.30.1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5;p14" draw:style-name="gr7" draw:text-style-name="P8" draw:layer="layout" svg:width="2.864cm" svg:height="0.587cm" svg:x="15.24cm" svg:y="5.573cm">
              <text:p text:style-name="P7"><text:span text:style-name="T2">172.30.30.30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g draw:name="Google Shape;96;p14">
              <draw:custom-shape draw:name="Google Shape;97;p14" draw:style-name="gr10" draw:text-style-name="P1" draw:layer="layout" svg:width="5cm" svg:height="4.337cm" svg:x="4.2cm" svg:y="9.283cm">
                <text:p/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98;p14" draw:style-name="gr4" draw:text-style-name="P4" draw:layer="layout" svg:width="2.861cm" svg:height="1.032cm" svg:x="4.304cm" svg:y="9.509cm">
                <text:p text:style-name="P3"><text:span text:style-name="T1">Client-B1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99;p14" draw:style-name="gr4" draw:text-style-name="P4" draw:layer="layout" svg:width="2.864cm" svg:height="1.032cm" svg:x="4.302cm" svg:y="11.966cm">
                <text:p text:style-name="P3"><text:span text:style-name="T1">Client-B2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0;p14" draw:style-name="gr5" draw:text-style-name="P5" draw:layer="layout" svg:width="3.014cm" svg:height="1.032cm" svg:x="6.096cm" svg:y="10.677cm">
                <text:p text:style-name="P3"><text:span text:style-name="T1">Server-B</text:span></text:p>
      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      <draw:equation draw:name="f0" draw:formula="logwidth/2"/>
                  <draw:equation draw:name="f1" draw:formula="?f0 *cos(pi*(2700000)/10800000)"/>
                  <draw:equation draw:name="f2" draw:formula="logheight/2"/>
                  <draw:equation draw:name="f3" draw:formula="?f2 *sin(pi*(2700000)/10800000)"/>
                  <draw:equation draw:name="f4" draw:formula="logwidth/2"/>
                  <draw:equation draw:name="f5" draw:formula="?f4 +0-?f1 "/>
                  <draw:equation draw:name="f6" draw:formula="?f4 +?f1 -0"/>
                  <draw:equation draw:name="f7" draw:formula="logheight/2"/>
                  <draw:equation draw:name="f8" draw:formula="?f7 +0-?f3 "/>
                  <draw:equation draw:name="f9" draw:formula="?f7 +?f3 -0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</draw:enhanced-geometry>
              </draw:custom-shape>
              <draw:custom-shape draw:name="Google Shape;101;p14" draw:style-name="gr6" draw:text-style-name="P9" draw:layer="layout" svg:width="2.476cm" svg:height="1.033cm" svg:x="7.785cm" svg:y="8.752cm">
                <text:p text:style-name="P3"><text:span text:style-name="T1">Gateway-B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  <draw:custom-shape draw:name="Google Shape;102;p14" draw:style-name="gr7" draw:text-style-name="P8" draw:layer="layout" svg:width="2.152cm" svg:height="0.619cm" svg:x="4.362cm" svg:y="10.36cm">
                <text:p text:style-name="P7"><text:span text:style-name="T2">10.1.0.2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3;p14" draw:style-name="gr7" draw:text-style-name="P8" draw:layer="layout" svg:width="2.152cm" svg:height="0.619cm" svg:x="4.362cm" svg:y="12.913cm">
                <text:p text:style-name="P7"><text:span text:style-name="T2">10.1.0.3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4;p14" draw:style-name="gr7" draw:text-style-name="P8" draw:layer="layout" svg:width="2.476cm" svg:height="0.619cm" svg:x="6.782cm" svg:y="11.643cm">
                <text:p text:style-name="P7"><text:span text:style-name="T2">10.1.0.99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5;p14" draw:style-name="gr7" draw:text-style-name="P8" draw:layer="layout" svg:width="2.152cm" svg:height="0.619cm" svg:x="7.213cm" svg:y="9.767cm">
                <text:p text:style-name="P7"><text:span text:style-name="T2">10.1.0.1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  <draw:custom-shape draw:name="Google Shape;106;p14" draw:style-name="gr7" draw:text-style-name="P8" draw:layer="layout" svg:width="3.392cm" svg:height="0.739cm" svg:x="4.068cm" svg:y="8.634cm">
                <text:p text:style-name="P7"><text:span text:style-name="T3">10.1.0.0/16</text:span></text:p>
                <draw:enhanced-geometry draw:mirror-horizontal="false" draw:mirror-vertical="false" svg:viewBox="0 0 0 0" draw:text-areas="0 0 ?f3 ?f2" draw:type="ooxml-rect" draw:enhanced-path="M 0 0 L ?f3 0 ?f3 ?f2 0 ?f2 Z N">
                  <draw:equation draw:name="f0" draw:formula="logwidth/2"/>
                  <draw:equation draw:name="f1" draw:formula="logheight/2"/>
                  <draw:equation draw:name="f2" draw:formula="logheight"/>
                  <draw:equation draw:name="f3" draw:formula="logwidth"/>
                </draw:enhanced-geometry>
              </draw:custom-shape>
            </draw:g>
          </draw:g>
        </draw:g>
        <draw:custom-shape draw:name="Google Shape;107;p14" draw:style-name="gr7" draw:text-style-name="P8" draw:layer="layout" svg:width="2.508cm" svg:height="0.619cm" svg:x="4.139cm" svg:y="8.154cm">
          <text:p text:style-name="P7"><text:span text:style-name="T8">Site 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4" draw:style-name="gr7" draw:text-style-name="P8" draw:layer="layout" svg:width="2.508cm" svg:height="0.619cm" svg:x="4.139cm" svg:y="1.801cm">
          <text:p text:style-name="P7"><text:span text:style-name="T8">Site 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4" draw:style-name="gr7" draw:text-style-name="P8" draw:layer="layout" svg:width="2.508cm" svg:height="0.619cm" svg:x="21.782cm" svg:y="5.031cm">
          <text:p text:style-name="P7"><text:span text:style-name="T8">Cloud 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4" draw:style-name="gr7" draw:text-style-name="P8" draw:layer="layout" svg:width="4.406cm" svg:height="0.619cm" svg:x="13.965cm" svg:y="2.254cm">
          <text:p text:style-name="P7"><text:span text:style-name="T8">Public 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1;p14" draw:style-name="gr2" draw:text-style-name="P2" draw:layer="layout" svg:width="1.512cm" svg:height="0.809cm" svg:x="13.592cm" svg:y="4.84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12;p14" draw:style-name="gr7" draw:text-style-name="P8" draw:layer="layout" svg:width="8.732cm" svg:height="1.234cm" svg:x="10.063cm" svg:y="11.639cm">
          <text:p text:style-name="P7"><text:span text:style-name="T9">192.168.0.0/16 is the Vagrant ssh network and should be ignored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4" draw:style-name="gr7" draw:text-style-name="P8" draw:layer="layout" svg:width="2.67cm" svg:height="1.234cm" svg:x="14.522cm" svg:y="3.606cm">
          <text:p text:style-name="P7"><text:span text:style-name="T8">Other</text:span><text:span text:style-name="T8"><text:line-break/></text:span><text:span text:style-name="T8">Interne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14" draw:style-name="gr7" draw:text-style-name="P8" draw:layer="layout" svg:width="6.519cm" svg:height="1.557cm" svg:x="10.049cm" svg:y="10.292cm">
          <text:p text:style-name="P7"><text:span text:style-name="T9">172.16.0.0/12 represent routable IP addresses.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0;p1:notes" presentation:style-name="pr1" draw:text-style-name="P13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61;p1:notes" draw:style-name="gr11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35cm" draw:dots2="1" draw:dots2-length="0.14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none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2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5f_AND_5f_BODY" style:display-name="TITLE_AND_BODY" style:page-layout-name="PM1" draw:style-name="Mdp1">
      <draw:frame draw:name="Google Shape;12;p2" presentation:style-name="TITLE_5f_AND_5f_BODY-title" draw:layer="backgroundobjects" svg:width="25.198cm" svg:height="2.628cm" svg:x="1.4cm" svg:y="0.628cm" presentation:class="title" presentation:placeholder="true" presentation:user-transformed="true">
        <draw:text-box/>
      </draw:frame>
      <draw:frame presentation:style-name="TITLE_5f_AND_5f_BODY-outline1" draw:layer="backgroundobjects" svg:width="25.2cm" svg:height="9.135cm" svg:x="1.4cm" svg:y="3.685cm" presentation:class="outline" presentation:placeholder="true">
        <draw:text-box/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date>2021-11-11T15:47:18.630804222</dc:date>
    <meta:editing-duration>PT15M25S</meta:editing-duration>
    <meta:editing-cycles>7</meta:editing-cycles>
    <meta:document-statistic meta:object-count="72"/>
  </office:meta>
</office:document-meta>
</file>